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./edlutkernel -time 2 -nf net.cfg -wf wei.cfg -if act.cfg</text:p>
          </table:table-cell>
          <table:covered-table-cell table:number-columns-repeated="4" table:style-name="Default"/>
          <table:covered-table-cell table:number-columns-repeated="2"/>
        </table:table-row>
        <table:table-row table:style-name="ro2">
          <table:table-cell table:style-name="Default" table:number-columns-repeated="5"/>
          <table:table-cell table:number-columns-repeated="2"/>
        </table:table-row>
        <table:table-row table:style-name="ro3">
          <table:table-cell/>
          <table:table-cell table:style-name="ce3" office:value-type="float" office:value="60000" calcext:value-type="float" table:number-columns-spanned="2" table:number-rows-spanned="1">
            <text:p>60000</text:p>
          </table:table-cell>
          <table:covered-table-cell/>
          <table:table-cell table:style-name="ce3" office:value-type="float" office:value="1000000" calcext:value-type="float" table:number-columns-spanned="2" table:number-rows-spanned="1">
            <text:p>1000000</text:p>
          </table:table-cell>
          <table:covered-table-cell/>
          <table:table-cell table:number-columns-repeated="2"/>
        </table:table-row>
        <table:table-row table:style-name="ro3"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EW</text:p>
          </table:table-cell>
          <table:table-cell table:number-columns-repeated="2"/>
        </table:table-row>
        <table:table-row table:style-name="ro3">
          <table:table-cell office:value-type="float" office:value="5.2" calcext:value-type="float">
            <text:p>5.2</text:p>
          </table:table-cell>
          <table:table-cell office:value-type="float" office:value="0.618" calcext:value-type="float">
            <text:p>0.618</text:p>
          </table:table-cell>
          <table:table-cell office:value-type="float" office:value="0.863" calcext:value-type="float">
            <text:p>0.863</text:p>
          </table:table-cell>
          <table:table-cell office:value-type="float" office:value="9.639" calcext:value-type="float">
            <text:p>9.639</text:p>
          </table:table-cell>
          <table:table-cell office:value-type="float" office:value="10.561" calcext:value-type="float">
            <text:p>10.561</text:p>
          </table:table-cell>
          <table:table-cell table:number-columns-repeated="2"/>
        </table:table-row>
        <table:table-row table:style-name="ro3">
          <table:table-cell office:value-type="float" office:value="7.5" calcext:value-type="float">
            <text:p>7.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9">00/00/0000</text:date>, <text:time style:data-style-name="N2" text:time-value="14:38:12.7210432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14:35:45.435632015</meta:creation-date>
    <dc:date>2020-01-29T14:43:06.946918522</dc:date>
    <meta:editing-duration>PT6M38S</meta:editing-duration>
    <meta:editing-cycles>2</meta:editing-cycles>
    <meta:generator>LibreOffice/5.1.6.2$Linux_X86_64 LibreOffice_project/10m0$Build-2</meta:generator>
    <meta:document-statistic meta:table-count="1" meta:cell-count="13" meta:object-count="0"/>
  </office:meta>
</office:document-meta>
</file>